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e" style:master-page-name="MP0" style:family="paragraph">
      <style:paragraph-properties fo:break-before="page" fo:text-align="justify"/>
      <style:text-properties fo:font-weight="bold" style:font-weight-asian="bold" style:font-weight-complex="bold"/>
    </style:style>
    <style:style style:name="T2" style:parent-style-name="Car.predefinitoparagrafo" style:family="text">
      <style:text-properties fo:font-weight="bold" style:font-weight-asian="bold" style:font-weight-complex="bold"/>
    </style:style>
    <style:style style:name="T3" style:parent-style-name="Car.predefinitoparagrafo" style:family="text">
      <style:text-properties fo:font-weight="bold" style:font-weight-asian="bold" style:font-weight-complex="bold" fo:background-color="#FFFF00"/>
    </style:style>
    <style:style style:name="T4" style:parent-style-name="Car.predefinitoparagrafo" style:family="text">
      <style:text-properties fo:font-weight="bold" style:font-weight-asian="bold" style:font-weight-complex="bold" fo:background-color="#FFFF00"/>
    </style:style>
    <style:style style:name="T5" style:parent-style-name="Car.predefinitoparagrafo" style:family="text">
      <style:text-properties fo:font-weight="bold" style:font-weight-asian="bold" style:font-weight-complex="bold" fo:background-color="#FFFF00"/>
    </style:style>
    <style:style style:name="P6" style:parent-style-name="Normale" style:family="paragraph">
      <style:text-properties fo:font-weight="bold" style:font-weight-asian="bold" style:font-weight-complex="bold"/>
    </style:style>
    <style:style style:name="T7" style:parent-style-name="Car.predefinitoparagrafo" style:family="text">
      <style:text-properties fo:font-weight="bold" style:font-weight-asian="bold" style:font-weight-complex="bold" fo:background-color="#FFFF00"/>
    </style:style>
    <style:style style:name="T8" style:parent-style-name="Car.predefinitoparagrafo" style:family="text">
      <style:text-properties fo:font-weight="bold" style:font-weight-asian="bold" style:font-weight-complex="bold" fo:background-color="#FFFF00"/>
    </style:style>
    <style:style style:name="T9" style:parent-style-name="Car.predefinitoparagrafo" style:family="text">
      <style:text-properties fo:font-weight="bold" style:font-weight-asian="bold" style:font-weight-complex="bold"/>
    </style:style>
    <style:style style:name="P10" style:parent-style-name="Normale" style:family="paragraph">
      <style:text-properties fo:font-weight="bold" style:font-weight-asian="bold" style:font-weight-complex="bold" fo:background-color="#FFFF00"/>
    </style:style>
    <style:style style:name="P11" style:parent-style-name="Paragrafoelenco" style:list-style-name="LFO1" style:family="paragraph">
      <style:text-properties fo:font-weight="bold" style:font-weight-asian="bold" style:font-weight-complex="bold" fo:background-color="#FFFF00"/>
    </style:style>
    <style:style style:name="P12" style:parent-style-name="Paragrafoelenco" style:list-style-name="LFO1" style:family="paragraph">
      <style:text-properties fo:font-weight="bold" style:font-weight-asian="bold" style:font-weight-complex="bold" fo:background-color="#FFFF00"/>
    </style:style>
    <style:style style:name="P13" style:parent-style-name="Normale" style:family="paragraph">
      <style:text-properties fo:background-color="#FFFF00"/>
    </style:style>
    <style:style style:name="P14" style:parent-style-name="Normale" style:family="paragraph">
      <style:text-properties fo:font-weight="bold" style:font-weight-asian="bold" style:font-weight-complex="bold"/>
    </style:style>
    <style:style style:name="P15" style:parent-style-name="Normale" style:family="paragraph">
      <style:text-properties fo:font-weight="bold" style:font-weight-asian="bold" style:font-weight-complex="bold"/>
    </style:style>
    <style:style style:name="P16" style:parent-style-name="Normale" style:family="paragraph">
      <style:text-properties fo:font-weight="bold" style:font-weight-asian="bold" style:font-weight-complex="bold"/>
    </style:style>
    <style:style style:name="T17" style:parent-style-name="Car.predefinitoparagrafo" style:family="text">
      <style:text-properties fo:font-weight="bold" style:font-weight-asian="bold" style:font-weight-complex="bold"/>
    </style:style>
    <style:style style:name="T18" style:parent-style-name="Car.predefinitoparagrafo" style:family="text">
      <style:text-properties fo:font-weight="bold" style:font-weight-asian="bold" style:font-weight-complex="bold" fo:background-color="#FFFF00"/>
    </style:style>
    <style:style style:name="T19" style:parent-style-name="Car.predefinitoparagrafo" style:family="text">
      <style:text-properties fo:font-weight="bold" style:font-weight-asian="bold" style:font-weight-complex="bold" fo:background-color="#FFFF00"/>
    </style:style>
    <style:style style:name="T20" style:parent-style-name="Car.predefinitoparagrafo" style:family="text">
      <style:text-properties fo:font-weight="bold" style:font-weight-asian="bold" style:font-weight-complex="bold" fo:background-color="#FFFF00"/>
    </style:style>
    <style:style style:name="P21" style:parent-style-name="Normale" style:family="paragraph">
      <style:text-properties fo:font-weight="bold" style:font-weight-asian="bold" style:font-weight-complex="bold"/>
    </style:style>
    <style:style style:name="T22" style:parent-style-name="Car.predefinitoparagrafo" style:family="text">
      <style:text-properties fo:font-weight="bold" style:font-weight-asian="bold" style:font-weight-complex="bold" fo:background-color="#FFFF00"/>
    </style:style>
    <style:style style:name="T23" style:parent-style-name="Car.predefinitoparagrafo" style:family="text">
      <style:text-properties fo:font-weight="bold" style:font-weight-asian="bold" style:font-weight-complex="bold" fo:background-color="#FFFF00"/>
    </style:style>
    <style:style style:name="P24" style:parent-style-name="Normale" style:family="paragraph">
      <style:text-properties fo:font-weight="bold" style:font-weight-asian="bold" style:font-weight-complex="bold"/>
    </style:style>
    <style:style style:name="T25" style:parent-style-name="Car.predefinitoparagrafo" style:family="text">
      <style:text-properties fo:font-weight="bold" style:font-weight-asian="bold" style:font-weight-complex="bold" fo:background-color="#FFFF00"/>
    </style:style>
    <style:style style:name="T26" style:parent-style-name="Car.predefinitoparagrafo" style:family="text">
      <style:text-properties fo:font-weight="bold" style:font-weight-asian="bold" style:font-weight-complex="bold"/>
    </style:style>
    <style:style style:name="P27" style:parent-style-name="Normale" style:family="paragraph">
      <style:text-properties fo:font-weight="bold" style:font-weight-asian="bold" style:font-weight-complex="bold"/>
    </style:style>
    <style:style style:name="T28" style:parent-style-name="Car.predefinitoparagrafo" style:family="text">
      <style:text-properties fo:font-weight="bold" style:font-weight-asian="bold" style:font-weight-complex="bold" fo:background-color="#FFFF00"/>
    </style:style>
    <style:style style:name="T29" style:parent-style-name="Car.predefinitoparagrafo" style:family="text">
      <style:text-properties fo:font-weight="bold" style:font-weight-asian="bold" style:font-weight-complex="bold"/>
    </style:style>
    <style:style style:name="T30" style:parent-style-name="Car.predefinitoparagrafo" style:family="text">
      <style:text-properties fo:font-weight="bold" style:font-weight-asian="bold" style:font-weight-complex="bold" fo:background-color="#FFFF00"/>
    </style:style>
    <style:style style:name="T31" style:parent-style-name="Car.predefinitoparagrafo" style:family="text">
      <style:text-properties fo:font-weight="bold" style:font-weight-asian="bold" style:font-weight-complex="bold" fo:background-color="#FFFF00"/>
    </style:style>
    <style:style style:name="T32" style:parent-style-name="Car.predefinitoparagrafo" style:family="text">
      <style:text-properties fo:font-weight="bold" style:font-weight-asian="bold" style:font-weight-complex="bold" fo:background-color="#FFFF00"/>
    </style:style>
    <style:style style:name="T33" style:parent-style-name="Car.predefinitoparagrafo" style:family="text">
      <style:text-properties fo:font-weight="bold" style:font-weight-asian="bold" style:font-weight-complex="bold" fo:background-color="#FFFF00"/>
    </style:style>
    <style:style style:name="T34" style:parent-style-name="Car.predefinitoparagrafo" style:family="text">
      <style:text-properties fo:font-weight="bold" style:font-weight-asian="bold" style:font-weight-complex="bold"/>
    </style:style>
    <style:style style:name="T35" style:parent-style-name="Car.predefinitoparagrafo" style:family="text">
      <style:text-properties fo:font-weight="bold" style:font-weight-asian="bold" style:font-weight-complex="bold" fo:background-color="#FFFF00"/>
    </style:style>
  </office:automatic-styles>
  <office:body>
    <office:text text:use-soft-page-breaks="true">
      <text:p text:style-name="P1">Incontro 16-01-25</text:p>
      <text:p text:style-name="Normale">Core:note è il prefisso per aggiungere le note di arco, fa probabilmente riferimento a scos:note.</text:p>
      <text:p text:style-name="Normale"><text:span text:style-name="T2">Stato di conservazione<text:s/></text:span></text:p>
      <text:p text:style-name="Normale">Si connette alla risorsa archivistica, è possibile replicare tutto ciò che è già presente in<text:s/>arco.<text:line-break/>E’ necessaria la classe conservationStatus</text:p>
      <text:p text:style-name="Normale"><text:span text:style-name="T3">Cosa si dovrebbe trovare all’interno di condizioni del materiale</text:span></text:p>
      <text:p text:style-name="Normale">In conservationStatus mettiamo un literal che descrive le condizioni del materiale,</text:p>
      <text:p text:style-name="Normale"><text:span text:style-name="T4">E’ possibile fare un vocabolario controllato?</text:span></text:p>
      <text:p text:style-name="Normale"><text:span text:style-name="T5">Avete degli esempi anche di dati del tipo di intervento?</text:span></text:p>
      <text:p text:style-name="Normale"/>
      <text:p text:style-name="Normale"/>
      <text:p text:style-name="P6">Esistenza e localizzazione originali e copie</text:p>
      <text:p text:style-name="Normale">Supponiamo che il concetto di copie e originali vale solamente per l’unità archivistica.<text:line-break/>L’archivialUnit ha una copia e ha un’originale.<text:line-break/>Oppure l’archivial Unit ha una rappresentazione e una ha un’originale e una ha una copia.</text:p>
      <text:p text:style-name="Normale">ArchivialResource, ArchivialUnit, ArchivialItem sono disgiunte.<text:line-break/></text:p>
      <text:p text:style-name="Normale"><text:span text:style-name="T7">ArchivialReferenceCode potrebbe essere un termine corretto nel dominio?</text:span></text:p>
      <text:p text:style-name="Normale">Sottoclasse di identifier, è la segnatura.<text:line-break/><text:line-break/><text:span text:style-name="T8">La segnatura appartiene solo a un singolo documento? All’unità documentaria o anche all’unità archivistica?</text:span><text:s/></text:p>
      <text:p text:style-name="Normale">Segnatura sottoclasse di identificativo, mettendo così esplicitamente archivialreferencecode, si vuole sottolineare nel dominio. In questo modo con la classe riusciamo a distinguere la segnatura attuale e precedente.<text:line-break/>Dobbiamo mappare identifierType su attuale e precedente, possiamo aggiungere le note su identifier.</text:p>
      <text:p text:style-name="Normale"/>
      <text:p text:style-name="Normale"><text:span text:style-name="T9">Mappatura localizzazione<text:s/></text:span></text:p>
      <text:p text:style-name="Normale">La localizzazione nel caso osservato non è relativa alla risorsa che<text:s/>si sta descrivendo ma alla presenza di copie e di originali.<text:line-break/>Nell’Archivial Resource attuale c’è già la datazione con tutto ciò che ne consegue.</text:p>
      <text:p text:style-name="Normale">La data topica si trova solamente nella singola unità documentaria perché è il luogo di formazione del singolo documento.<text:line-break/><text:line-break/>Nel caso della vecchia ontologia per gli archivi la data topica fa riferimento solo a BAU quindi ciò che per noi è l’item.<text:line-break/></text:p>
      <text:soft-page-break/>
      <text:p text:style-name="Normale">Per la location riutilizziamo arco (TimeIndexedTypeLocation) , che ci permette di modellare ciò che è presente nei dati XML.<text:line-break/><text:line-break/>C’è modo di distinguere se un’unità è un originale o una copia.</text:p>
      <text:p text:style-name="P10">Lasciamo in sospeso la modellazione della parte di copia:</text:p>
      <text:list text:style-name="LFO1" text:continue-numbering="true">
        <text:list-item>
          <text:p text:style-name="P11">Chiarire localizzazione</text:p>
        </text:list-item>
        <text:list-item>
          <text:p text:style-name="P12">Chiarire “copia e originale”, come le distinguo?</text:p>
        </text:list-item>
      </text:list>
      <text:p text:style-name="P13"/>
      <text:p text:style-name="Normale">Per il riferimento web, a livello nazionale è onlineContactPoint, ma non è connesso direttamente all’entità culturale, ma all’istituto e luogo per la cultura.<text:line-break/>isWebSiteOf, non è la stessa cosa del riferimento web.<text:line-break/></text:p>
      <text:p text:style-name="P14">La localizzazione è relativa all’item in sé o alla relazione che ha con il complesso archivistico?</text:p>
      <text:p text:style-name="Normale">Colleghiamo URL all’archivialResource così ogni cosa può avere un URL.</text:p>
      <text:p text:style-name="Normale">Localizzazione in stringa cosa vuol dire ?</text:p>
      <text:p text:style-name="Normale"/>
      <text:p text:style-name="Normale">CLASSI DELL’ONTOLOGIA I CUI VALORI SONO CONTROLLATI DA UN VOCABOLARIO CONTROLLATO.<text:line-break/>I VOCABOLARI CONTROLLATI SONO DEI DATASET A CUI AGGIUNGERE ANCHE I METADATI.<text:line-break/>Scos w3c</text:p>
      <text:p text:style-name="Normale"/>
      <text:p text:style-name="P15">PROGETTI</text:p>
      <text:p text:style-name="P16">Public Research Project sono i progetti europei</text:p>
      <text:p text:style-name="Normale"><text:span text:style-name="T17">Public Investment project<text:s/></text:span>sono tutti quelli da investimenti</text:p>
      <text:p text:style-name="Normale">Per quanto riguarda il codice identificativo del progetto:</text:p>
      <text:p text:style-name="Normale"><text:span text:style-name="T18">Capire bene se parliamo solo di<text:s/></text:span><text:span text:style-name="T19">progetti privati o anche pubblici</text:span></text:p>
      <text:p text:style-name="Normale"><text:span text:style-name="T20">Codice identificativo di sistema del progetto è il CUP?</text:span></text:p>
      <text:p text:style-name="Normale">Al momento in PublicInvestmentProject non abbiamo la tipologia.<text:line-break/>Finalità del progetto nel nostro caso è una lista chiusa, nel PublicInvestmentProject c’è un sommario che potrebbe rappresentarli.<text:line-break/></text:p>
      <text:p text:style-name="Normale">Copertura spaziale (hasSpatialCoverage) e copertura temporale (hasTemporalEntity), sono quindi modellabili con le ontologie nazionali che abbiamo.</text:p>
      <text:p text:style-name="Normale">DESCRIZIONE DELLA REALIZZAZIONE TECNICA</text:p>
      <text:p text:style-name="Normale">CONDIZIONI DI ACCESSO</text:p>
      <text:p text:style-name="P21">Archivial Domain Project<text:s/></text:p>
      <text:p text:style-name="Normale">Il progetto a livello nazionale non ci basta, dobbiamo staccarci e questa entità diventerà sottoclasse di cultural o di quello nazionale,<text:s/><text:span text:style-name="T22">ma chiedendo se questi problemi sono sempre e solo di<text:s/></text:span><text:soft-page-break/><text:span text:style-name="T23">investimento pubblico? O solo investimento privato</text:span><text:line-break/>Archivial Domain Project, che associamo alla risorsa archivistica sarà il centro della modellazione specifica del progetto.<text:line-break/>Essendo molto specifico del dominio archivistico non è possibile utilizzare la modellazione nazionale.</text:p>
      <text:p text:style-name="Normale"/>
      <text:p text:style-name="P24">TORNIAMO AL COMPLESSO<text:s/>ARCHIVISTICO</text:p>
      <text:p text:style-name="Normale"><text:span text:style-name="T25">Cos’è la collocazione nel complesso archivistico?</text:span><text:span text:style-name="T26"><text:s/>E come sono relazionate complesso archivistico e unità archivistica da questo punto di vista?</text:span></text:p>
      <text:p text:style-name="P27">DOCUMENTAZIONE COLLEGATA<text:s/></text:p>
      <text:p text:style-name="Normale"><text:span text:style-name="T28">QUALIFICA DEL COLLEGAMENTO</text:span><text:span text:style-name="T29"><text:s text:c="2"/>e<text:s/></text:span><text:span text:style-name="T30">delle relazioni</text:span></text:p>
      <text:p text:style-name="Normale">Aggiunta di documentation, collegata con ArchivialResource e rappresenta la documentazione esterna.</text:p>
      <text:p text:style-name="Normale">Pattern DICAT lo usi quando non sai che relazione c’è con una risorsa, se la qualifica della relazione è fondamentale si usa questo pattern per qualificare la relazione, se le qualifiche sono note a priori, facciamo delle sottoproprietà, se non si sa utilizziamo questa.<text:line-break/><text:span text:style-name="T31">COSA VUOL DIRE QUALIFICA DELLE RELAZIONI?</text:span><text:span text:style-name="T32"><text:line-break/></text:span><text:span text:style-name="T33">E’ NOTA A PRIORI LA QUALIFICA?</text:span><text:line-break/></text:p>
      <text:p text:style-name="Normale">Strumento di ricerca sono uno per risorsa o più di uno per risorsa</text:p>
      <text:p text:style-name="Normale"/>
      <text:p text:style-name="Normale">TEMATISMI</text:p>
      <text:p text:style-name="Normale">L0:topic</text:p>
      <text:p text:style-name="Normale">Da agganciare all’archivial resource, è possibile perché l0 può essere collegato a un’entity e le nostr entità ssono sottoclassi di culturalEntity.</text:p>
      <text:p text:style-name="Normale"/>
      <text:p text:style-name="Normale">Connessione tra archivialResource e progetti.<text:line-break/><text:line-break/><text:span text:style-name="T34">EVENTI</text:span></text:p>
      <text:p text:style-name="Normale">Per gli eventi c’è da capire se usare la classe nazionale o quella in Arco</text:p>
      <text:p text:style-name="Normale"/>
      <text:p text:style-name="Normale">Per evento pubblico intendiamo un evento che ha luogo in qualche posto e che avviene in un certo tempo, promosso da uno o più agenti con uno specifico scopo e con interesse del pubblico generale.<text:line-break/><text:line-break/>Una possibilità è public event typology.<text:line-break/><text:span text:style-name="T35">Il terremto potrebbe essere catalogato come un evento storico?</text:span></text:p>
      <text:p text:style-name="Normale">Viene utilizzato hasEvent per connettere la risorda archivistica al publicEvent, dovrebbe essere aggiunto anche all’ontologia nazionale.</text:p>
      <text:p text:style-name="Normale"/>
      <text:soft-page-break/>
      <text:p text:style-name="Normale">Mancano tipologia UD, risorse digitali collegate risorse archivistiche, fonti e riferimenti bibliografici delle risorse archivistiche, modellazione specifica dei progetti, rivedere l’uso della classe publicEvent per gli eventi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Titolo1" style:display-name="Titolo 1" style:family="paragraph" style:parent-style-name="Normale" style:next-style-name="Normale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Titolo2" style:display-name="Titolo 2" style:family="paragraph" style:parent-style-name="Normale" style:next-style-name="Normale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Titolo3" style:display-name="Titolo 3" style:family="paragraph" style:parent-style-name="Normale" style:next-style-name="Normale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Titolo4" style:display-name="Titolo 4" style:family="paragraph" style:parent-style-name="Normale" style:next-style-name="Normale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Titolo5" style:display-name="Titolo 5" style:family="paragraph" style:parent-style-name="Normale" style:next-style-name="Normale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itolo6" style:display-name="Titolo 6" style:family="paragraph" style:parent-style-name="Normale" style:next-style-name="Normale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itolo7" style:display-name="Titolo 7" style:family="paragraph" style:parent-style-name="Normale" style:next-style-name="Normale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itolo8" style:display-name="Titolo 8" style:family="paragraph" style:parent-style-name="Normale" style:next-style-name="Normale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itolo9" style:display-name="Titolo 9" style:family="paragraph" style:parent-style-name="Normale" style:next-style-name="Normale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Titolo1Carattere" style:display-name="Titolo 1 Carattere" style:family="text" style:parent-style-name="Car.predefinitoparagrafo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olo2Carattere" style:display-name="Titolo 2 Carattere" style:family="text" style:parent-style-name="Car.predefinitoparagrafo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olo3Carattere" style:display-name="Titolo 3 Carattere" style:family="text" style:parent-style-name="Car.predefinitoparagrafo">
      <style:text-properties style:font-name-asian="Times New Roman" style:font-name-complex="Times New Roman" fo:color="#0F4761" fo:font-size="14pt" style:font-size-asian="14pt" style:font-size-complex="14pt"/>
    </style:style>
    <style:style style:name="Titolo4Carattere" style:display-name="Titolo 4 Carattere" style:family="text" style:parent-style-name="Car.predefinitoparagrafo">
      <style:text-properties style:font-name-asian="Times New Roman" style:font-name-complex="Times New Roman" fo:font-style="italic" style:font-style-asian="italic" style:font-style-complex="italic" fo:color="#0F4761"/>
    </style:style>
    <style:style style:name="Titolo5Carattere" style:display-name="Titolo 5 Carattere" style:family="text" style:parent-style-name="Car.predefinitoparagrafo">
      <style:text-properties style:font-name-asian="Times New Roman" style:font-name-complex="Times New Roman" fo:color="#0F4761"/>
    </style:style>
    <style:style style:name="Titolo6Carattere" style:display-name="Titolo 6 Carattere" style:family="text" style:parent-style-name="Car.predefinitoparagrafo">
      <style:text-properties style:font-name-asian="Times New Roman" style:font-name-complex="Times New Roman" fo:font-style="italic" style:font-style-asian="italic" style:font-style-complex="italic" fo:color="#595959"/>
    </style:style>
    <style:style style:name="Titolo7Carattere" style:display-name="Titolo 7 Carattere" style:family="text" style:parent-style-name="Car.predefinitoparagrafo">
      <style:text-properties style:font-name-asian="Times New Roman" style:font-name-complex="Times New Roman" fo:color="#595959"/>
    </style:style>
    <style:style style:name="Titolo8Carattere" style:display-name="Titolo 8 Carattere" style:family="text" style:parent-style-name="Car.predefinitoparagrafo">
      <style:text-properties style:font-name-asian="Times New Roman" style:font-name-complex="Times New Roman" fo:font-style="italic" style:font-style-asian="italic" style:font-style-complex="italic" fo:color="#272727"/>
    </style:style>
    <style:style style:name="Titolo9Carattere" style:display-name="Titolo 9 Carattere" style:family="text" style:parent-style-name="Car.predefinitoparagrafo">
      <style:text-properties style:font-name-asian="Times New Roman" style:font-name-complex="Times New Roman" fo:color="#272727"/>
    </style:style>
    <style:style style:name="Titolo" style:display-name="Titolo" style:family="paragraph" style:parent-style-name="Normale" style:next-style-name="Normale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oloCarattere" style:display-name="Titolo Carattere" style:family="text" style:parent-style-name="Car.predefinitoparagrafo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ttotitolo" style:display-name="Sottotitolo" style:family="paragraph" style:parent-style-name="Normale" style:next-style-name="Normale">
      <style:text-properties style:font-name-asian="Times New Roman" fo:color="#595959" fo:letter-spacing="0.0104in" fo:font-size="14pt" style:font-size-asian="14pt" style:font-size-complex="14pt" fo:hyphenate="false"/>
    </style:style>
    <style:style style:name="SottotitoloCarattere" style:display-name="Sottotitolo Carattere" style:family="text" style:parent-style-name="Car.predefinitoparagrafo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zione" style:display-name="Citazione" style:family="paragraph" style:parent-style-name="Normale" style:next-style-name="Normale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zioneCarattere" style:display-name="Citazione Carattere" style:family="text" style:parent-style-name="Car.predefinitoparagrafo">
      <style:text-properties fo:font-style="italic" style:font-style-asian="italic" style:font-style-complex="italic" fo:color="#404040"/>
    </style:style>
    <style:style style:name="Paragrafoelenco" style:display-name="Paragrafo elenco" style:family="paragraph" style:parent-style-name="Normale">
      <style:paragraph-properties style:contextual-spacing="true" fo:margin-left="0.5in">
        <style:tab-stops/>
      </style:paragraph-properties>
      <style:text-properties fo:hyphenate="false"/>
    </style:style>
    <style:style style:name="Enfasiintensa" style:display-name="Enfasi intensa" style:family="text" style:parent-style-name="Car.predefinitoparagrafo">
      <style:text-properties fo:font-style="italic" style:font-style-asian="italic" style:font-style-complex="italic" fo:color="#0F4761"/>
    </style:style>
    <style:style style:name="Citazioneintensa" style:display-name="Citazione intensa" style:family="paragraph" style:parent-style-name="Normale" style:next-style-name="Normale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zioneintensaCarattere" style:display-name="Citazione intensa Carattere" style:family="text" style:parent-style-name="Car.predefinitoparagrafo">
      <style:text-properties fo:font-style="italic" style:font-style-asian="italic" style:font-style-complex="italic" fo:color="#0F4761"/>
    </style:style>
    <style:style style:name="Riferimentointenso" style:display-name="Riferimento intenso" style:family="text" style:parent-style-name="Car.predefinitoparagrafo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Aptos" style:font-name-asian="Aptos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Nicol Alesi - nicol.alesi@studio.unibo.it</meta:initial-creator>
    <dc:creator>Nicol Alesi - nicol.alesi@studio.unibo.it</dc:creator>
    <meta:creation-date>2025-01-21T11:25:00Z</meta:creation-date>
    <dc:date>2025-01-21T11:25:00Z</dc:date>
    <meta:template xlink:href="Normal" xlink:type="simple"/>
    <meta:editing-cycles>2</meta:editing-cycles>
    <meta:editing-duration>PT60S</meta:editing-duration>
    <meta:document-statistic meta:page-count="4" meta:paragraph-count="11" meta:word-count="858" meta:character-count="5741" meta:row-count="40" meta:non-whitespace-character-count="4894"/>
  </office:meta>
</office:document-meta>
</file>